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2.117cm"/>
    </style:style>
    <style:style style:name="co2" style:family="table-column">
      <style:table-column-properties fo:break-before="auto" style:column-width="4.075cm"/>
    </style:style>
    <style:style style:name="co3" style:family="table-column">
      <style:table-column-properties fo:break-before="auto" style:column-width="5.768cm"/>
    </style:style>
    <style:style style:name="co5" style:family="table-column">
      <style:table-column-properties fo:break-before="auto" style:column-width="4.339cm"/>
    </style:style>
    <style:style style:name="ro1" style:family="table-row">
      <style:table-row-properties style:row-height="0.508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="0.06pt solid #000000"/>
    </style:style>
    <style:style style:name="ce6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5" table:default-cell-style-name="ce4"/>
        <table:table-column table:style-name="co3" table:default-cell-style-name="ce4"/>
        <table:table-column table:style-name="co4" table:number-columns-repeated="1020" table:default-cell-style-name="ce4"/>
        <table:table-row table:style-name="ro1">
          <table:table-cell table:style-name="ce2" office:value-type="string" calcext:value-type="string">
            <text:p>Platform URI</text:p>
          </table:table-cell>
          <table:table-cell table:style-name="ce2" office:value-type="string" calcext:value-type="string">
            <text:p>Platform has &lt;relationship&gt; Sensor</text:p>
          </table:table-cell>
          <table:table-cell table:style-name="ce2" office:value-type="string" calcext:value-type="string">
            <text:p>Sensor URI</text:p>
          </table:table-cell>
          <table:table-cell table:style-name="ce6" office:value-type="string" calcext:value-type="string">
            <text:p>Sensor has &lt;relationship&gt; 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alos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sens_palsar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aqua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sens_amsre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aqua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sens_modis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aura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sens_omi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coriolis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sens_windSat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dmsp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sens_ssmI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dmsp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sens_ssmiS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envisat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sens_aatsr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envisat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sens_asar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envisat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sens_gomos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envisat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sens_meris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envisat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sens_merisFRS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envisat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sens_merisRR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envisat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sens_mipas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envisat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sens_ra2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envisat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sens_sciamachy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ers1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sens_amiWs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ers1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sens_atsr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ers1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sens_ra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ers2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sens_amiWs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ers2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sens_atsr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ers2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sens_gome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ers2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sens_ra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fengyun3B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sens_mwri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gcomW1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sens_amsr2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gfo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sens_gfora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goes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sens_goesImager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gosat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sens_tanso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gosat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sens_tansoCai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gosat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sens_tansoFts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icesat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sens_glas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jason1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sens_poseidon2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jason2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sens_poseidon3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landsat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sens_etmplus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landsat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sens_tm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landsat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sens_mss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landsat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sens_oli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landsat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sens_tirs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metOpA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sens_airs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metOpA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sens_amsu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metOpA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sens_ascat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metOpA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sens_avhrr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metOpA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sens_avhrrGac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metOpA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sens_gome2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metOpA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sens_iasi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msg1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sens_seviri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msg3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sens_seviri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mtsat1R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sens_jami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nimbus7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sens_smmr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noaa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sens_avhrr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noaa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sens_avhrrGac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noaa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sens_avhrrLac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noaa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sens_avhrrHrpt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odin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sens_osiris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odin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sens_smr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orbview2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sens_seaWiFs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parasol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sens_polder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scisat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sens_ace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scisat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sens_aceFts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spot4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sens_vegetation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spot5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sens_hrs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terra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sens_modis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terra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sens_sarX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terra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sens_aster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topexPoseidon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sens_posedion1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trmm</text:p>
          </table:table-cell>
          <table:table-cell table:style-name="ce5" office:value-type="string" calcext:value-type="string">
            <text:p>hasSensor</text:p>
          </table:table-cell>
          <table:table-cell table:style-name="ce3" office:value-type="string" calcext:value-type="string">
            <text:p>sens_tmi</text:p>
          </table:table-cell>
          <table:table-cell table:style-name="ce5" office:value-type="string" calcext:value-type="string">
            <text:p>hasPlatform</text:p>
          </table:table-cell>
          <table:table-cell table:number-columns-repeated="1020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4" table:number-columns-repeated="1024" table:default-cell-style-name="ce4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4" table:number-columns-repeated="1024" table:default-cell-style-name="ce4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Authorised User</meta:initial-creator>
    <meta:creation-date>2015-10-29T15:32:23Z</meta:creation-date>
    <dc:date>2016-03-11T10:59:41.207701564</dc:date>
    <meta:editing-cycles>3</meta:editing-cycles>
    <meta:editing-duration>PT6M23S</meta:editing-duration>
    <meta:document-statistic meta:table-count="3" meta:cell-count="268" meta:object-count="0"/>
  </office:meta>
</office:document-meta>
</file>